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tTerminatedMessageWriter.DotTerminatedMessageWriter( Writer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tTerminatedMessageWriter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tTerminatedMessageWriter.write( char [ ] buffer , int offse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tTerminatedMessageWriter.write( char [ ] 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TerminatedMessageWriter.cl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otTerminatedMessageWriter.write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TerminatedMessageWriter.write( String string , int offse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TerminatedMessageWriter.write( int c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